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757171"/>
    </style:style>
    <style:style style:name="ce4" style:family="table-cell" style:parent-style-name="Default" style:data-style-name="N0">
      <style:table-cell-properties fo:background-color="#757171"/>
    </style:style>
    <style:style style:name="ce5" style:family="table-cell" style:parent-style-name="Default" style:data-style-name="N0">
      <style:table-cell-properties style:vertical-align="automatic" fo:wrap-option="wrap" fo:background-color="#757171"/>
      <style:text-properties fo:color="#FF0000"/>
    </style:style>
    <style:style style:name="ce6" style:family="table-cell" style:parent-style-name="Default" style:data-style-name="N0">
      <style:table-cell-properties fo:background-color="#757171"/>
      <style:text-properties fo:color="#FF0000"/>
    </style:style>
    <style:style style:name="ce7" style:family="table-cell" style:parent-style-name="Default" style:data-style-name="N0">
      <style:table-cell-properties style:vertical-align="automatic" fo:wrap-option="wrap" fo:background-color="#FFFF00"/>
    </style:style>
    <style:style style:name="T1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3.12208333333333cm" style:use-optimal-column-width="true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2" table:number-columns-repeated="3" table:default-cell-style-name="ce1"/>
        <table:table-column table:style-name="co4" table:default-cell-style-name="ce2"/>
        <table:table-column table:style-name="co5" table:number-columns-repeated="2" table:default-cell-style-name="ce1"/>
        <table:table-column table:style-name="co1" table:number-columns-repeated="7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2">
            <text:p>Song Title:</text:p>
          </table:table-cell>
          <table:table-cell office:value-type="string" table:style-name="ce2">
            <text:p>Number of Kern/Silbe Pairs</text:p>
          </table:table-cell>
          <table:table-cell office:value-type="string" table:style-name="ce2">
            <text:p>Voice #1 Classification</text:p>
          </table:table-cell>
          <table:table-cell office:value-type="string" table:style-name="ce2">
            <text:p>Voice #2 Classification</text:p>
          </table:table-cell>
          <table:table-cell office:value-type="string" table:style-name="ce2">
            <text:p>Voice #3 Classification</text:p>
          </table:table-cell>
          <table:table-cell office:value-type="string" table:style-name="ce2">
            <text:p>Voice #4 Classification</text:p>
          </table:table-cell>
          <table:table-cell office:value-type="string" table:style-name="ce2">
            <text:p>Voice #5 Classification</text:p>
          </table:table-cell>
          <table:table-cell office:value-type="string" table:style-name="ce2">
            <text:p>Notes:</text:p>
          </table:table-cell>
          <table:table-cell office:value-type="string" table:style-name="ce1">
            <text:p># of Intro</text:p>
          </table:table-cell>
          <table:table-cell office:value-type="string" table:style-name="ce2">
            <text:p># of Preverse</text:p>
          </table:table-cell>
          <table:table-cell office:value-type="string" table:style-name="ce1">
            <text:p># of Verse</text:p>
          </table:table-cell>
          <table:table-cell office:value-type="string" table:style-name="ce1">
            <text:p># of Trans</text:p>
          </table:table-cell>
          <table:table-cell office:value-type="string" table:style-name="ce1">
            <text:p># of Prechorus</text:p>
          </table:table-cell>
          <table:table-cell office:value-type="string" table:style-name="ce1">
            <text:p># of Chorus</text:p>
          </table:table-cell>
          <table:table-cell office:value-type="string" table:style-name="ce1">
            <text:p># of Refrain</text:p>
          </table:table-cell>
          <table:table-cell office:value-type="string" table:style-name="ce1">
            <text:p># of Bridge</text:p>
          </table:table-cell>
          <table:table-cell office:value-type="string" table:style-name="ce1">
            <text:p># of Interlude</text:p>
          </table:table-cell>
          <table:table-cell office:value-type="string" table:style-name="ce1">
            <text:p># of Instrumental</text:p>
          </table:table-cell>
          <table:table-cell office:value-type="string" table:style-name="ce1">
            <text:p># of Solo</text:p>
          </table:table-cell>
          <table:table-cell office:value-type="string" table:style-name="ce1">
            <text:p># of Outro</text:p>
          </table:table-cell>
          <table:table-cell office:value-type="string" table:style-name="ce1">
            <text:p># of Fadeout</text:p>
          </table:table-cell>
          <table:table-cell office:value-type="string" table:style-name="ce1">
            <text:p># of Coda</text:p>
          </table:table-cell>
          <table:table-cell office:value-type="string" table:style-name="ce1">
            <text:p># of Theme</text:p>
          </table:table-cell>
          <table:table-cell office:value-type="string" table:style-name="ce1">
            <text:p># of Modulation</text:p>
          </table:table-cell>
          <table:table-cell table:number-columns-repeated="16360"/>
        </table:table-row>
        <table:table-row table:style-name="ro2">
          <table:table-cell office:value-type="string" table:style-name="ce2">
            <text:p>ABBA_Chiquitita_197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number-columns-repeated="4" table:style-name="ce3"/>
          <table:table-cell office:value-type="string" table:style-name="ce2">
            <text:p>Missing formal label for A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ABBA_HoneyHoney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number-columns-repeated="4" table:style-name="ce3"/>
          <table:table-cell office:value-type="string" table:style-name="ce2">
            <text:p>Should have at least 1 more voice for C&amp;R (maybe + another for male vs female lead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AlGreen_OhMeOhMy_197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AliceCooper_SchoolsOut_197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AndyGibb_ShadowDancing_197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AnitaBaker_CaughtUpInTheRapture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AnitaBaker_SweetLove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AnneMurray_CouldIHaveThisDance_198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AnneMurray_LoveSong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BachmanTurnerOverdrive_RollOnDownTheHighway_197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ananarama_Venus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office:value-type="string" table:style-name="ce2">
            <text:p>".kern.hum" file exists for this song. When I try to open it, it says 0 lines, 0 bytes. Trash?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2">
            <text:p>BillyIdol_RebelYell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illyIdol_WhiteWedding_198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illyJoel_DontAskMeWhy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illySquier_TheStroke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/Call &amp; Response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BingCrosby_SilentNight_196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BingCrosby_WhiteChristmas_1962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 (Male choir?)</text:p>
          </table:table-cell>
          <table:table-cell office:value-type="string" table:style-name="ce2">
            <text:p>Harmonize (Femail choir?)</text:p>
          </table:table-cell>
          <table:table-cell table:number-columns-repeated="2" table:style-name="ce4"/>
          <table:table-cell office:value-type="string" table:style-name="ce2">
            <text:p>I'm having a hard time determining the difference between silbe 2&amp;3</text:p>
          </table:table-cell>
          <table:table-cell office:value-type="float" office:value="1" table:style-name="ce1">
            <text:p>1</text:p>
          </table:table-cell>
          <table:table-cell table:number-columns-repeated="13" table:style-name="ce1"/>
          <table:table-cell office:value-type="float" office:value="4" table:style-name="ce1">
            <text:p>4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BizMarkie_JustAFriend_199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londie_OneWayOrAnother_197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obSeger_LikeARock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BrendaLee_SweetNothins_196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Riffing<text:s/>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BruceChannel_HeyBaby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ruceSpringsteen_ImGoinDown_198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BruceSpringsteen_MyHometown_198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CheapTrick_DreamPolice_197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2">
          <table:table-cell office:value-type="string" table:style-name="ce2">
            <text:p>Chicago_25Or6To4_197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Chicago_DoesAnybodyReallyKnowWhatTimeItIs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Chicago_FeelinStrongerEveryDay_197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office:value-type="string" table:style-name="ce2">
            <text:p>I believe the lyrics currently listed as "(vocalizing)" for voice 1 are "Y'know I'm alright now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ChubbyChecker_TheTwist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text:s/>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huckBerry_AlmostGrown_195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huckBerry_ReelinAndRockin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CliffRichard_LivingDoll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CliffRichard_WeDontTalkAnymore_1979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 (Falsetto)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Commodores_Lady_198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Commodores_Nightshift_1985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/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4">
          <table:table-cell office:value-type="string" table:style-name="ce2">
            <text:p>CorneliusBrothersAndSisterRose_TreatHerLikeALady_197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Cream_SunshineOfYourLove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CreedenceClearwaterRevival_BadMoonRising_196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CreedenceClearwaterRevival_IPutASpellOnYou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CultureClub_KarmaChameleon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CyndiLauper_TheGooniesRGoodEnough_198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CyndiLauper_TrueColors_198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/Riffing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DarylHallAndJohnOates_KissOnMyList_198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office:value-type="string" table:style-name="ce2">
            <text:p>There's an odd <text:s/>instance of "fadeout" in the **leadinstrument during the outro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DavidBowie_BlueJean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/Call &amp; Response</text:p>
          </table:table-cell>
          <table:table-cell table:style-name="ce5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DavidRuffinAndJimmyRuffin_StandByMe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/Harmonize</text:p>
          </table:table-cell>
          <table:table-cell office:value-type="string" table:style-name="ce2">
            <text:p>Lead/Harmonize</text:p>
          </table:table-cell>
          <table:table-cell office:value-type="string" table:style-name="ce6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DepecheMode_WorldInMyEyes_199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DinahWashington_Unforgettable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DonnaSummer_LastDance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Donovan_SunshineSuperman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2">
            <text:p>DrHook_SexyEyes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DuranDuran_IsThereSomethingIShouldKnow_198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office:value-type="string" table:style-name="ce2">
            <text:p>*There is an unlabeled section prior to the intro with only vocals/drums in mix that maybe should be labeled intro 1 or even preintro(?)</text:p>
          </table:table-cell>
          <table:table-cell office:value-type="string" table:style-name="ce1">
            <text:p>1*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EarthWindAndFire_September_197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2">
            <text:p>EdwinStarr_War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EltonJohn_GoodbyeYellowBrickRoad_197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EltonJohn_WhoWearsTheseShoes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visPresley_GuitarMan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ElvisPresley_LittleSister_196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lvisPresley_OneNight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EricCarmen_Sunrise_197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EricClapton_LayDownSally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EricClapton_LetItRain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Call &amp; Response/Riff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EricClapton_WillieAndTheHandJive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atsDomino_BeMyGuest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FontellaBass_RescueMe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text:s/>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enePitney_TownWithoutPity_196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">
            <text:p>Genesis_Abacab_198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table:number-columns-repeated="3" table:style-name="ce4"/>
          <table:table-cell office:value-type="string" table:style-name="ce2">
            <text:p>* Labeled "Transition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*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GeorgeHarrison_BlowAway_197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GeorgeHarrison_CrackerboxPalace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GeorgeHarrison_GotMyMindSetOnYou_198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 (choir)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inoVannelli_WildHorses_198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GloriaGaynor_NeverCanSayGoodbye_197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GratefulDead_SugarMagnolia_197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HankSnow_IveBeenEverywhere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office:value-type="string" table:style-name="ce6">
            <text:p>Call &amp; Response<text:s/>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4">
          <table:table-cell office:value-type="string" table:style-name="ce2">
            <text:p>HarryChapin_SundayMorningSunshine_197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<text:span text:style-name="T1">Backing</text:span></text:p>
          </table:table-cell>
          <table:table-cell table:style-name="ce6"/>
          <table:table-cell table:number-columns-repeated="2" table:style-name="ce4"/>
          <table:table-cell office:value-type="string" table:style-name="ce2">
            <text:p>Note that there are un-transcribed segments of the song before the backing vocals start lyrically harmonizing wherein they provide backing vocals by way of humming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Heart_CrazyOnYou_197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/Harmonize</text:p>
          </table:table-cell>
          <table:table-cell office:value-type="string" table:style-name="ce2">
            <text:p>Lead/Harmonize</text:p>
          </table:table-cell>
          <table:table-cell table:number-columns-repeated="3" table:style-name="ce4"/>
          <table:table-cell office:value-type="string" table:style-name="ce2">
            <text:p>*There is an unlabeled section prior to the intro with only vocals/drums in mix that maybe should be labeled intro 1 or even preintro(?)</text:p>
          </table:table-cell>
          <table:table-cell office:value-type="string" table:style-name="ce1">
            <text:p>1*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2">
            <text:p>Heart_MagicMan_197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Heart_WhoWillYouRunTo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JFrankWilsonAndTheCavaliers_LastKiss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amesBrown_ColdSweatPart1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JamesBrown_GetUp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amesBrown_IDontMind_196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JamesBrown_IGotYou_196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JanAndDean_SidewalkSurfin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JanAndDean_TheLittleOldLady_1964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ize/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erryJeffWalker_MrBojangles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immyClanton_JustADream_195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JimmyReed_BabyWhatYouWantMeToDo_196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JohnDenver_BackHomeAgain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JohnDenver_RockyMountainHigh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ohnDenver_SeasonsOfTheHeart_198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JohnnyCash_IGotStripes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3">
          <table:table-cell office:value-type="string" table:style-name="ce2">
            <text:p>JohnnyCash_TheWaysOfAWomanInLove_195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,<text:s/><text:span text:style-name="T1">Backing</text:span></text:p>
          </table:table-cell>
          <table:table-cell office:value-type="string" table:style-name="ce6">
            <text:p>Backing (Female)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JohnnyHorton_JohnnyReb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JohnnyHorton_TheBattleOfNewOrleans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JoniMitchell_BabyIDontCare_198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JoniMitchell_BigYellowTaxi_197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7">
            <text:p>JudasPriest_YouveGotAnotherThingComin_1982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JuiceNewton_QueenOfHearts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Kiss_RocketRide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KoolAndTheGang_JungleBoogie_197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6">
            <text:p>Riffing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LaVernBaker_ICriedATear_195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LedZeppelin_DyerMaker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Riffing (?)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LedZeppelin_OverTheHillsAndFarAway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LeoSayer_YouMakeMeFeelLikeDancing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sleyGore_CaliforniaNights_196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Level42_SomethingAboutYou_198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LindaRonstadt_WhenWillIBeLoved_197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LittleRiverBand_HelpIsOnItsWay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LittleRiverBand_Reminiscing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LouisArmstrong_HelloDolly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LynyrdSkynyrd_SweetHomeAlabama_197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Madonna_OhFather_199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MarkyMark_GoodVibrations_1991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office:value-type="string" table:style-name="ce2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MarvinGaye_MercyMercyMe_197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office:value-type="string" table:style-name="ce2">
            <text:p>Suggesting backing vocals would be for the solo/fadeout at the e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Metallica_One_198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MichaelJackson_BeatIt_1983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/Call &amp; Response/Backing</text:p>
          </table:table-cell>
          <table:table-cell table:number-columns-repeated="2" table:style-name="ce4"/>
          <table:table-cell table:style-name="ce2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MilliVanilli_BabyDontForgetMyNumber_198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NakedEyes_AlwaysSomethingThereToRemindMe_198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5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2">
            <text:p>NancySinatra_TheseBootsAreMadeForWalkin_196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NittyGrittyDirtBand_BuyForMeTheRain_1967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OakRidgeBoys_Elvira_1981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/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Oliver_GoodMorningStarshine_196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OtisRedding_TheDockOfTheBay_196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Whistl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tBenatar_Heartbreaker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PaulMcCartneyAndWings_MyLove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PaulMcCartney_MaybeImAmazed_197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PaulRevereAndTheRaiders_Kicks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aulSimon_50WaysToLeaveYourLover_197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PeggyLee_Fever_195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PetShopBoys_AlwaysOnMyMind_198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etShopBoys_WhatHaveIDoneToDeserveThis_198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office:value-type="string" table:style-name="ce6">
            <text:p>Harmonize</text:p>
          </table:table-cell>
          <table:table-cell table:number-columns-repeated="2" table:style-name="ce4"/>
          <table:table-cell office:value-type="string" table:style-name="ce2">
            <text:p>Missing harmonizing voice says "What have I, what have I, what have I done to deserve this"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PeterGabriel_ShockTheMonkey_1982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/Call &amp; Response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PhilCollins_TwoHearts_1989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PinkFloyd_AnotherBrickInTheWall_198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2">
          <table:table-cell office:value-type="string" table:style-name="ce2">
            <text:p>PinkFloyd_Money_197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Quarterflash_HardenMyHeart_198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Queen_WeAreTheChampions_1978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Queensryche_SilentLucidity_1991.hum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</text:p>
          </table:table-cell>
          <table:table-cell table:style-name="ce4"/>
          <table:table-cell office:value-type="string" table:style-name="ce2">
            <text:p>Voices 2 &amp; 3 can probably be consolidated into 1. Not sure why they're separate<text:s/>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REOSpeedwagon_TimeForMeToFly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RickJames_SuperFreak_198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Backing/Call &amp; Response</text:p>
          </table:table-cell>
          <table:table-cell table:number-columns-repeated="3" table:style-name="ce4"/>
          <table:table-cell office:value-type="string" table:style-name="ce2">
            <text:p>Voice 2 is missing most all of its transcrip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3">
          <table:table-cell office:value-type="string" table:style-name="ce2">
            <text:p>Rockwell_SomebodysWatchingMe_1984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4">
          <table:table-cell office:value-type="string" table:style-name="ce2">
            <text:p>RogerMiller_YouCantRollerSkateInABuffaloHerd_196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2">
            <text:p>Roxette_TheLook_198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Call &amp; Response</text:p>
          </table:table-cell>
          <table:table-cell office:value-type="string" table:style-name="ce6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ush_TheSpiritOfRadio_198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SammyHagar_ICantDrive55_198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">
            <text:p>Santana_EvilWays_197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SimonAndGarfunkel_AHazyShadeOfWinter_196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SimonAndGarfunkel_Cecilia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SimonAndGarfunkel_ElCondorPasa_1970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SimonAndGarfunkel_MrsRobinson_196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SimonAndGarfunkel_TheSoundsOfSilence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SimpleMinds_SanctifyYourself_1986.hum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Backing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SoftCell_TaintedLove_198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SonnyAndCher_AllIEverNeedIsYou_197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/Harmonize</text:p>
          </table:table-cell>
          <table:table-cell office:value-type="string" table:style-name="ce2">
            <text:p>Lead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SpandauBallet_True_198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StephanieMills_NeverKnewLoveLikeThisBefore_198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Steppenwolf_BornToBeWild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SteveMillerBand_RocknMe_1976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StevieB_BecauseILoveYou_199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5thDimension_IfICouldReachYou_197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BeachBoys_InMyRoom_196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Harmonize</text:p>
          </table:table-cell>
          <table:table-cell office:value-type="string" table:style-name="ce6">
            <text:p>Harmonize</text:p>
          </table:table-cell>
          <table:table-cell office:value-type="string" table:style-name="ce6">
            <text:p>Harmonize (?)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BeachBoys_Kokomo_198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heBeatles_AHardDaysNight_196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Beatles_ComeTogether_196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Beatles_EightDaysAWeek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2">
            <text:p>TheBeatles_Help_196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">
            <text:p>TheBeatles_ISawHerStandingThere_196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Beatles_LoveMeDo_196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Beatles_ObLaDiObLaDa_1976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7">
            <text:p>Unsur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TheChiffons_HesSoFine_196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Chiffons_SweetTalkinGuy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Backing/Call &amp; Response</text:p>
          </table:table-cell>
          <table:table-cell table:number-columns-repeated="3" table:style-name="ce4"/>
          <table:table-cell office:value-type="string" table:style-name="ce2">
            <text:p>* Labeled "Transition"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1*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2">
            <text:p>TheCrystals_HesARebel_1962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Doors_RidersOnTheStorm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Eagles_AlreadyGone_197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Eagles_LyinEyes_197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67" table:style-name="ce1"/>
        </table:table-row>
        <table:table-row table:style-name="ro3">
          <table:table-cell office:value-type="string" table:style-name="ce2">
            <text:p>TheElectricPrunes_IHadTooMuchToDream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EverlyBrothers_BirdDog_195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EverlyBrothers_ThatsOldFashioned_196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3">
          <table:table-cell office:value-type="string" table:style-name="ce2">
            <text:p>TheEverlyBrothers_WalkRightBack_196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Hollies_CarrieAnne_1967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/Harmonize/Backing</text:p>
          </table:table-cell>
          <table:table-cell office:value-type="string" table:style-name="ce2">
            <text:p>Harmonize/Backing</text:p>
          </table:table-cell>
          <table:table-cell office:value-type="string" table:style-name="ce2">
            <text:p>Harmonize/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JGeilsBand_FreezeFrame_1982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TheKendalls_HeavensJustASinAway_197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Kinks_BetterThings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Kinks_TillTheEndOfTheDay_1966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Las_ThereSheGoes_199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TheMeters_LookKaPyPy_1970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Miracles_IDontBlameYouAtAll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Police_DontStandSoCloseToMe_198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Rascals_PeopleGotToBeFree_196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Rembrandts_Someone_1991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TheRighteousBrothers_UnchainedMelody_1965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TheRobertCrayBand_SmokingGun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table:style-name="ce3"/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RollingStones_HonkyTonkWomen_1969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heRollingStones_MissYou_1978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heRollingStones_TimeIsOnMySide_1964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heRollingStones_WildHorses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TheRonettes_BeMyBaby_1963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TheShirelles_WillYouLoveMeTomorrow_1961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Trammps_DiscoInferno_197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2">
            <text:p>TheTurtles_HappyTogether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3">
          <table:table-cell office:value-type="string" table:style-name="ce2">
            <text:p>TheWeatherGirls_ItsRainingMen_1983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Call &amp; Respons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heWho_HappyJack_196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2"/>
        </table:table-row>
        <table:table-row table:style-name="ro1">
          <table:table-cell office:value-type="string" table:style-name="ce2">
            <text:p>TheWho_PinballWizard_196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inaTurner_TheBest_198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">
            <text:p>TinaTurner_WeDontNeedAnotherHero_1985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TinaTurner_WhatsLoveGotToDoWithIt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TomJones_ShesALady_1971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Backing/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U2_WithOrWithoutYou_1987.hum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ad</text:p>
          </table:table-cell>
          <table:table-cell office:value-type="string" table:style-name="ce5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UB40_RedRedWine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">
            <text:p>VanHalen_WhenItsLove_1988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VillagePeople_InTheNavy_1979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/Call &amp; Respons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2">
            <text:p>Wham_WakeMeUpBeforeYouGoGo_1984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6">
            <text:p>Backing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2">
            <text:p>Whitesnake_HereIGoAgain_1987.hum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table:number-columns-repeated="3" table:style-name="ce4"/>
          <table:table-cell table:style-name="ce2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2">
            <text:p>WilsonPhillips_HoldOn_1990.hum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ead</text:p>
          </table:table-cell>
          <table:table-cell office:value-type="string" table:style-name="ce2">
            <text:p>Harmonize</text:p>
          </table:table-cell>
          <table:table-cell office:value-type="string" table:style-name="ce2">
            <text:p>Harmonize</text:p>
          </table:table-cell>
          <table:table-cell table:number-columns-repeated="2" table:style-name="ce4"/>
          <table:table-cell table:style-name="ce2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 table:style-name="ce1"/>
        </table:table-row>
        <table:table-row table:style-name="ro5">
          <table:table-cell table:number-columns-repeated="3" table:style-name="ce1"/>
          <table:table-cell table:style-name="ce2"/>
          <table:table-cell table:number-columns-repeated="3" table:style-name="ce1"/>
          <table:table-cell table:style-name="ce2"/>
          <table:table-cell office:value-type="float" office:value="199" table:formula="of:=SUM([.I1:.I215])" table:style-name="ce1">
            <text:p>199</text:p>
          </table:table-cell>
          <table:table-cell office:value-type="float" office:value="8" table:formula="of:=SUM([.J1:.J215])" table:style-name="ce1">
            <text:p>8</text:p>
          </table:table-cell>
          <table:table-cell office:value-type="float" office:value="620" table:formula="of:=SUM([.K1:.K215])" table:style-name="ce1">
            <text:p>620</text:p>
          </table:table-cell>
          <table:table-cell office:value-type="float" office:value="97" table:formula="of:=SUM([.L1:.L215])" table:style-name="ce1">
            <text:p>97</text:p>
          </table:table-cell>
          <table:table-cell office:value-type="float" office:value="74" table:formula="of:=SUM([.M1:.M215])" table:style-name="ce1">
            <text:p>74</text:p>
          </table:table-cell>
          <table:table-cell office:value-type="float" office:value="594" table:formula="of:=SUM([.N1:.N215])" table:style-name="ce1">
            <text:p>594</text:p>
          </table:table-cell>
          <table:table-cell office:value-type="float" office:value="9" table:formula="of:=SUM([.O1:.O215])" table:style-name="ce1">
            <text:p>9</text:p>
          </table:table-cell>
          <table:table-cell office:value-type="float" office:value="114" table:formula="of:=SUM([.P1:.P215])" table:style-name="ce1">
            <text:p>114</text:p>
          </table:table-cell>
          <table:table-cell office:value-type="float" office:value="101" table:formula="of:=SUM([.Q1:.Q215])" table:style-name="ce1">
            <text:p>101</text:p>
          </table:table-cell>
          <table:table-cell office:value-type="float" office:value="33" table:formula="of:=SUM([.R1:.R215])" table:style-name="ce1">
            <text:p>33</text:p>
          </table:table-cell>
          <table:table-cell office:value-type="float" office:value="109" table:formula="of:=SUM([.S1:.S215])" table:style-name="ce1">
            <text:p>109</text:p>
          </table:table-cell>
          <table:table-cell office:value-type="float" office:value="88" table:formula="of:=SUM([.T1:.T215])" table:style-name="ce1">
            <text:p>88</text:p>
          </table:table-cell>
          <table:table-cell office:value-type="float" office:value="82" table:formula="of:=SUM([.U1:.U215])" table:style-name="ce1">
            <text:p>82</text:p>
          </table:table-cell>
          <table:table-cell office:value-type="float" office:value="7" table:formula="of:=SUM([.V1:.V215])" table:style-name="ce1">
            <text:p>7</text:p>
          </table:table-cell>
          <table:table-cell office:value-type="float" office:value="4" table:formula="of:=SUM([.W1:.W215])" table:style-name="ce1">
            <text:p>4</text:p>
          </table:table-cell>
          <table:table-cell office:value-type="float" office:value="1" table:formula="of:=SUM([.X1:.X215])" table:style-name="ce1">
            <text:p>1</text:p>
          </table:table-cell>
          <table:table-cell table:number-columns-repeated="16360"/>
        </table:table-row>
        <table:table-row table:number-rows-repeated="10483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2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title/>
    <dc:description/>
    <dc:subject/>
    <meta:initial-creator>Matt</meta:initial-creator>
    <dc:creator>Matt</dc:creator>
    <meta:creation-date>2022-02-18T17:45:52Z</meta:creation-date>
    <dc:date>2022-05-16T01:46:31Z</dc:date>
    <meta:user-defined meta:name="ContentTypeId">0x0101004FEEDC8AEDCB2F489E133CFF2A1D11B6</meta:user-defined>
  </office:meta>
</office:document-meta>
</file>